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23-02-07 2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22-03-07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19-12-11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19-02-05 1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17-12-13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17-01-05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16-02-02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15-02-12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1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1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1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10-12-22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10-02-17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09-02-25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0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07-02-01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06-01-03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05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03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02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2001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98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97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95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9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9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92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9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8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6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5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4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4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4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3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3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3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3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2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1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1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1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1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1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0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80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9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7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7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7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7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6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6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6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6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6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5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5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5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5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5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5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5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5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5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5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5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4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4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4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3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3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2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71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04094553601</text:p>
          </table:table-cell>
          <table:table-cell office:value-type="string" calcext:value-type="string">
            <text:p>1967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1" meta:object-count="0"/>
    <meta:user-defined meta:name="AppVersion">3.0</meta:user-defined>
  </office:meta>
</office:document-meta>
</file>